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reeMono1" svg:font-family="FreeMono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8" style:family="paragraph" style:parent-style-name="Text_20_body">
      <style:paragraph-properties fo:margin-top="0cm" fo:margin-bottom="0cm"/>
    </style:style>
    <style:style style:name="P19" style:family="paragraph" style:parent-style-name="Text_20_body">
      <style:paragraph-properties fo:margin-top="0cm" fo:margin-bottom="0cm"/>
      <style:text-properties fo:color="#000000" style:font-name="FreeMono1" fo:font-size="10pt" fo:language="en" fo:country="US" fo:font-weight="normal"/>
    </style:style>
    <style:style style:name="P20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6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FreeMono" fo:font-size="10pt" style:font-size-asian="10pt" style:font-name-complex="FreeMono" style:font-size-complex="10pt"/>
    </style:style>
    <style:style style:name="T8" style:family="text">
      <style:text-properties fo:color="#000000" style:font-name="FreeMono1"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5. Especificación de la traducción</text:p>
      <text:p text:style-name="P1"/>
      <text:p text:style-name="Standard"><text:span text:style-name="Fuente_20_de_20_párrafo_20_predeter."><text:span text:style-name="T9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9">5.1.1. <text:s/>Arquitectura de la máquina P</text:span></text:span></text:p>
      <text:p text:style-name="Standard"><text:span text:style-name="Fuente_20_de_20_párrafo_20_predeter."><text:span text:style-name="T9"/></text:span></text:p>
      <text:p text:style-name="P12"><text:span text:style-name="Fuente_20_de_20_párrafo_20_predeter."><text:span text:style-name="T10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ext:soft-page-break/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9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9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9">cons</text:span> longInicio = 4</text:p>
      <text:p text:style-name="P5"/>
      <text:p text:style-name="P5"><text:span text:style-name="T9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9">cons</text:span> longApilaRet = 5</text:p>
      <text:p text:style-name="P5"/>
      <text:p text:style-name="P5"><text:span text:style-name="T9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9">cons</text:span> longPrologo = 13</text:p>
      <text:p text:style-name="P5"/>
      <text:p text:style-name="P5"><text:span text:style-name="T9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9">cons</text:span> longEpilogo = 13</text:p>
      <text:p text:style-name="P5"/>
      <text:p text:style-name="P5"><text:span text:style-name="T9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9">si</text:span> infoID.clase = pvar</text:p>
      <text:p text:style-name="P5"><text:s text:c="8"/>apila-ind</text:p>
      <text:p text:style-name="P5"><text:s text:c="4"/><text:span text:style-name="T9">si</text:span> <text:span text:style-name="T9">no</text:span></text:p>
      <text:p text:style-name="P5"><text:s text:c="8"/>λ</text:p>
      <text:p text:style-name="P6">ffun</text:p>
      <text:p text:style-name="P5"/>
      <text:p text:style-name="P5"><text:span text:style-name="T9">fun</text:span> longAccesoVar(infoID)</text:p>
      <text:p text:style-name="P5"><text:s text:c="4"/><text:span text:style-name="T9">si</text:span> infoID.clase = pvar entonces</text:p>
      <text:p text:style-name="P5"><text:s text:c="8"/>4</text:p>
      <text:p text:style-name="P5"><text:s text:c="4"/><text:span text:style-name="T9">si</text:span> <text:span text:style-name="T9">no</text:span></text:p>
      <text:p text:style-name="P5"><text:s text:c="8"/>3</text:p>
      <text:p text:style-name="P6">ffun</text:p>
      <text:p text:style-name="P5"/>
      <text:p text:style-name="P5"><text:span text:style-name="T9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9">cons</text:span> inicio-paso = apila-dir(0) || apila(3) || suma</text:p>
      <text:p text:style-name="P5"/>
      <text:p text:style-name="P5"><text:span text:style-name="T9">cons</text:span> longInicioPaso = 3</text:p>
      <text:p text:style-name="P5"/>
      <text:p text:style-name="P5"><text:span text:style-name="T9">cons</text:span> fin-paso = desapila</text:p>
      <text:p text:style-name="P5"/>
      <text:p text:style-name="P5"><text:span text:style-name="T9">cons</text:span> longFinPaso = 1</text:p>
      <text:p text:style-name="P5"/>
      <text:p text:style-name="P5"><text:span text:style-name="T9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9">const</text:span> longdireccionParFormal = 2</text:p>
      <text:p text:style-name="P5"/>
      <text:p text:style-name="P5"><text:span text:style-name="T9">fun</text:span> pasoParametro(modoReal,pformal)</text:p>
      <text:p text:style-name="P5"><text:s text:c="4"/><text:span text:style-name="T9">devuelve</text:span></text:p>
      <text:p text:style-name="P5"><text:s text:c="8"/>(<text:span text:style-name="T9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9">si</text:span> <text:span text:style-name="T9">no</text:span> desapila-ind <text:s text:c="7"/>// copia del valor, o bien de la dirección )</text:p>
      <text:p text:style-name="P6">ffun</text:p>
      <text:p text:style-name="P5"/>
      <text:p text:style-name="P5"><text:span text:style-name="T9">const</text:span> longPasoParametro = 1</text:p>
      <text:p text:style-name="P10"/>
      <text:p text:style-name="Standard"><text:span text:style-name="Fuente_20_de_20_párrafo_20_predeter."><text:span text:style-name="T9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9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6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Declaraciones.ts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oft-page-break/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 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oft-page-break/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Campo → Tipo id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)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h, FParametro.id,FParametro.props ⊗ &lt;dir:0&gt;)</text:span></text:span></text:p>
      <text:p text:style-name="Standard"><text:soft-page-break/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oft-page-break/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Lectura → in(id)</text:span></text:span></text:p>
      <text:p text:style-name="Standard"><text:span text:style-name="Fuente_20_de_20_párrafo_20_predeter."><text:span text:style-name="T4"><text:s text:c="4"/></text:span></text:span><text:span text:style-name="Fuente_20_de_20_párrafo_20_predeter."><text:span text:style-name="T5">InsLectura.cod <text:tab/>= </text:span></text:span></text:p>
      <text:p text:style-name="P17"><text:span text:style-name="Fuente_20_de_20_párrafo_20_predeter."><text:span text:style-name="T7"><text:tab/><text:tab/>accesoVar(InsLectura.tsh[id.lex].props) ||</text:span></text:span></text:p>
      <text:p text:style-name="P17"><text:span text:style-name="Fuente_20_de_20_párrafo_20_predeter."><text:span text:style-name="T7"><text:tab/><text:tab/>in<text:tab/>||</text:span></text:span></text:p>
      <text:p text:style-name="P17"><text:span text:style-name="Fuente_20_de_20_párrafo_20_predeter."><text:span text:style-name="T7"><text:tab/><text:tab/>desapilaInd</text:span></text:span></text:p>
      <text:p text:style-name="P17"><text:span text:style-name="Fuente_20_de_20_párrafo_20_predeter."><text:span text:style-name="T5">InsLectura.etq <text:tab/>= InsLectura.etqh + <text:tab/><text:tab/><text:tab/><text:tab/><text:tab/><text:tab/><text:tab/><text:tab/><text:tab/><text:tab/><text:tab/><text:tab/><text:tab/><text:tab/><text:tab/><text:tab/>longAccesoVar(InsLectura.tsh[id.lex].props)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Compuesta → { Instrucciones }</text:span></text:span></text:p>
      <text:p text:style-name="Standard"><text:soft-page-break/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P18"><text:span text:style-name="Fuente_20_de_20_párrafo_20_predeter."><text:span text:style-name="T8"><text:tab/><text:tab/>accesoVar(InsFor.tsh[id.lex].props) ||</text:span></text:span></text:p>
      <text:p text:style-name="P19"><text:tab/><text:tab/>Expresion0.cod ||</text:p>
      <text:p text:style-name="P19"><text:tab/><text:tab/>desapila-ind ||</text:p>
      <text:p text:style-name="P19"><text:tab/><text:tab/>Expresion1.cod ||</text:p>
      <text:p text:style-name="P19"><text:tab/><text:tab/>Copia ||</text:p>
      <text:p text:style-name="P19"><text:tab/><text:tab/>accesoVar(InsFor.tsh[id.lex].props) <text:tab/>||</text:p>
      <text:p text:style-name="P19"><text:tab/><text:tab/>apila-ind<text:tab/><text:tab/><text:tab/><text:tab/><text:tab/><text:tab/><text:tab/>||</text:p>
      <text:p text:style-name="P18"><text:tab/><text:tab/>igual<text:span text:style-name="Fuente_20_de_20_párrafo_20_predeter."><text:span text:style-name="T4"> <text:s text:c="22"/><text:tab/>||</text:span></text:span></text:p>
      <text:p text:style-name="Standard"><text:span text:style-name="Fuente_20_de_20_párrafo_20_predeter."><text:span text:style-name="T4"><text:s text:c="8"/>ir-v( InsFor.etq - 1) <text:s text:c="14"/><text:tab/>||</text:span></text:span></text:p>
      <text:p text:style-name="Standard"><text:span text:style-name="Fuente_20_de_20_párrafo_20_predeter."><text:span text:style-name="T4"><text:s text:c="8"/>Instruccion.cod <text:s text:c="20"/><text:tab/>||</text:span></text:span></text:p>
      <text:p text:style-name="Standard"><text:span text:style-name="Fuente_20_de_20_párrafo_20_predeter."><text:span text:style-name="T4"><text:s text:c="8"/>apila-dir InsFor.tsh[id.lex].dir <text:s text:c="3"/><text:tab/>||</text:span></text:span></text:p>
      <text:p text:style-name="Standard"><text:span text:style-name="Fuente_20_de_20_párrafo_20_predeter."><text:span text:style-name="T4"><text:s text:c="8"/>apilar 1 <text:s text:c="27"/><text:tab/>||</text:span></text:span></text:p>
      <text:p text:style-name="Standard"><text:span text:style-name="Fuente_20_de_20_párrafo_20_predeter."><text:span text:style-name="T4"><text:s text:c="8"/>sumar <text:s text:c="30"/><text:tab/>||</text:span></text:span></text:p>
      <text:p text:style-name="Standard"><text:span text:style-name="Fuente_20_de_20_párrafo_20_predeter."><text:span text:style-name="T4"><text:s text:c="8"/>desapila-dir InsFor.tsh[id.lex].dir <text:tab/>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desapila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</text:span></text:span></text:p>
      <text:p text:style-name="Standard"><text:span text:style-name="Fuente_20_de_20_párrafo_20_predeter."><text:span text:style-name="T4"><text:tab/><text:tab/>Expresion0.etq + 1 + longAccesoVar</text:span></text:span><text:span text:style-name="Fuente_20_de_20_párrafo_20_predeter."><text:span text:style-name="T8">(InsFor.tsh[id.lex].props)</text:span></text:span></text:p>
      <text:p text:style-name="Standard"><text:span text:style-name="Fuente_20_de_20_párrafo_20_predeter."><text:span text:style-name="T4"><text:s text:c="4"/>Instruccion.etqh <text:s/>= </text:span></text:span></text:p>
      <text:p text:style-name="Standard"><text:span text:style-name="Fuente_20_de_20_párrafo_20_predeter."><text:span text:style-name="T4"><text:tab/><text:tab/>Expresion1.etq + 4 + longAccesoVar</text:span></text:span><text:span text:style-name="Fuente_20_de_20_párrafo_20_predeter."><text:span text:style-name="T8">(InsFor.tsh[id.lex].props)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6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0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oft-page-break/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oft-page-break/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1 → ExpresionNiv1 OpNiv1 ExpresionNiv2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si (OpNiv1.op == or)</text:span></text:span></text:p>
      <text:p text:style-name="Standard"><text:span text:style-name="Fuente_20_de_20_párrafo_20_predeter."><text:span text:style-name="T4"><text:tab/><text:tab/>ExpresionNiv10.cod 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case (OpNiv1.op)</text:span></text:span></text:p>
      <text:p text:style-name="Standard"><text:span text:style-name="Fuente_20_de_20_párrafo_20_predeter."><text:span text:style-name="T4"><text:tab/> <text:s text:c="11"/>suma:</text:span></text:span></text:p>
      <text:p text:style-name="Standard"><text:span text:style-name="Fuente_20_de_20_párrafo_20_predeter."><text:span text:style-name="T4"><text:tab/> <text:s text:c="15"/>sumar</text:span></text:span></text:p>
      <text:p text:style-name="Standard"><text:span text:style-name="Fuente_20_de_20_párrafo_20_predeter."><text:span text:style-name="T4"><text:tab/> <text:s text:c="11"/>resta:</text:span></text:span></text:p>
      <text:p text:style-name="Standard"><text:span text:style-name="Fuente_20_de_20_párrafo_20_predeter."><text:span text:style-name="T4"><text:tab/> <text:s text:c="15"/>restar</text:span></text:span></text:p>
      <text:p text:style-name="Standard"><text:span text:style-name="Fuente_20_de_20_párrafo_20_predeter."><text:span text:style-name="T4"><text:tab/><text:tab/>ExpresionNiv2.etqh <text:s/>= ExpresionNiv11.etq</text:span></text:span></text:p>
      <text:p text:style-name="Standard"><text:span text:style-name="Fuente_20_de_20_párrafo_20_predeter."><text:span text:style-name="T4"><text:tab/> <text:s text:c="3"/>ExpresionNiv10.etq <text:s/>= ExpresionNiv2.etq + 1</text:span></text:span></text:p>
      <text:p text:style-name="Standard"><text:span text:style-name="Fuente_20_de_20_párrafo_20_predeter."><text:span text:style-name="T4"><text:tab/>sino</text:span></text:span></text:p>
      <text:p text:style-name="Standard"><text:span text:style-name="Fuente_20_de_20_párrafo_20_predeter."><text:span text:style-name="T4"><text:tab/> <text:s text:c="3"/>ExpresionNiv10.cod <text:s/>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<text:tab/> <text:s text:c="3"/>dup ||</text:span></text:span></text:p>
      <text:p text:style-name="Standard"><text:span text:style-name="Fuente_20_de_20_párrafo_20_predeter."><text:span text:style-name="T4"><text:s text:c="8"/><text:tab/><text:tab/>ir-v(ExpresionNiv2.etq) ||</text:span></text:span></text:p>
      <text:p text:style-name="Standard"><text:span text:style-name="Fuente_20_de_20_párrafo_20_predeter."><text:span text:style-name="T4"><text:tab/> <text:s text:c="7"/>desapila ||</text:span></text:span></text:p>
      <text:p text:style-name="Standard"><text:span text:style-name="Fuente_20_de_20_párrafo_20_predeter."><text:span text:style-name="T4"><text:tab/> <text:s text:c="7"/>ExpresionNiv2.cod</text:span></text:span></text:p>
      <text:p text:style-name="Standard"><text:span text:style-name="Fuente_20_de_20_párrafo_20_predeter."><text:span text:style-name="T4"><text:tab/> <text:s text:c="3"/>ExpresionNiv2.etqh <text:s/>= ExpresionNiv11.etq + 3</text:span></text:span></text:p>
      <text:p text:style-name="Standard"><text:span text:style-name="Fuente_20_de_20_párrafo_20_predeter."><text:span text:style-name="T4"><text:tab/> <text:s text:c="3"/>ExpresionNiv10.etq <text:s/>= ExpresionNiv2.etq<text:tab/>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2 → ExpresionNiv2 OpNiv2 ExpresionNiv3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tab/>if (OpNiv2.op == and)</text:span></text:span></text:p>
      <text:p text:style-name="Standard"><text:span text:style-name="Fuente_20_de_20_párrafo_20_predeter."><text:span text:style-name="T4"><text:s text:c="4"/><text:tab/><text:tab/>ExpresionNiv20.cod <text:s text:c="3"/>=</text:span></text:span></text:p>
      <text:p text:style-name="Standard"><text:span text:style-name="Fuente_20_de_20_párrafo_20_predeter."><text:span text:style-name="T4"><text:tab/><text:tab/><text:tab/>ExpresionNiv21.cod ||</text:span></text:span></text:p>
      <text:p text:style-name="Standard"><text:span text:style-name="Fuente_20_de_20_párrafo_20_predeter."><text:span text:style-name="T4"><text:s text:c="7"/><text:tab/><text:tab/>ExpresionNiv3.cod <text:s/>||</text:span></text:span></text:p>
      <text:p text:style-name="Standard"><text:span text:style-name="Fuente_20_de_20_párrafo_20_predeter."><text:span text:style-name="T4"><text:s text:c="8"/><text:tab/><text:tab/>case(OpNiv2.op)</text:span></text:span></text:p>
      <text:p text:style-name="Standard"><text:span text:style-name="Fuente_20_de_20_párrafo_20_predeter."><text:span text:style-name="T4"><text:s text:c="12"/><text:tab/><text:tab/>Multiplica:</text:span></text:span></text:p>
      <text:p text:style-name="Standard"><text:span text:style-name="Fuente_20_de_20_párrafo_20_predeter."><text:span text:style-name="T4"><text:s text:c="16"/><text:tab/><text:tab/>Mul</text:span></text:span></text:p>
      <text:p text:style-name="Standard"><text:span text:style-name="Fuente_20_de_20_párrafo_20_predeter."><text:span text:style-name="T4"><text:tab/> <text:s text:c="11"/>Divide:</text:span></text:span></text:p>
      <text:p text:style-name="Standard"><text:span text:style-name="Fuente_20_de_20_párrafo_20_predeter."><text:span text:style-name="T4"><text:tab/> <text:s text:c="15"/>Div</text:span></text:span></text:p>
      <text:p text:style-name="Standard"><text:span text:style-name="Fuente_20_de_20_párrafo_20_predeter."><text:span text:style-name="T4"><text:tab/> <text:s text:c="11"/>Modulo:</text:span></text:span></text:p>
      <text:p text:style-name="Standard"><text:span text:style-name="Fuente_20_de_20_párrafo_20_predeter."><text:span text:style-name="T4"><text:tab/> <text:s text:c="15"/>Mod</text:span></text:span></text:p>
      <text:p text:style-name="Standard"><text:span text:style-name="Fuente_20_de_20_párrafo_20_predeter."><text:span text:style-name="T4"><text:tab/> <text:s text:c="11"/>y:</text:span></text:span></text:p>
      <text:p text:style-name="Standard"><text:span text:style-name="Fuente_20_de_20_párrafo_20_predeter."><text:span text:style-name="T4"><text:tab/> <text:s text:c="15"/>Y</text:span></text:span></text:p>
      <text:p text:style-name="Standard"><text:span text:style-name="Fuente_20_de_20_párrafo_20_predeter."><text:span text:style-name="T4"><text:tab/> <text:s text:c="3"/>ExpresionNiv3.etqh <text:s text:c="3"/>= ExpresionNiv21.etq</text:span></text:span></text:p>
      <text:p text:style-name="Standard"><text:span text:style-name="Fuente_20_de_20_párrafo_20_predeter."><text:span text:style-name="T4"><text:tab/> <text:s text:c="3"/>ExpresionNiv20.etq <text:s text:c="3"/>= ExpresionNiv3.etq +1</text:span></text:span></text:p>
      <text:p text:style-name="Standard"><text:span text:style-name="Fuente_20_de_20_párrafo_20_predeter."><text:span text:style-name="T4"><text:tab/>sino<text:tab/></text:span></text:span></text:p>
      <text:p text:style-name="Standard"><text:span text:style-name="Fuente_20_de_20_párrafo_20_predeter."><text:span text:style-name="T4"><text:tab/> <text:s text:c="3"/>ExpresionNiv20.cod <text:s text:c="3"/>=</text:span></text:span></text:p>
      <text:p text:style-name="Standard"><text:span text:style-name="Fuente_20_de_20_párrafo_20_predeter."><text:span text:style-name="T4"><text:s text:c="8"/><text:tab/><text:tab/>ExpresionNiv21.cod ||</text:span></text:span></text:p>
      <text:p text:style-name="Standard"><text:span text:style-name="Fuente_20_de_20_párrafo_20_predeter."><text:span text:style-name="T4"><text:tab/> <text:s text:c="7"/>ir-f(ExpresionNiv2.etq + 1)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ir-a(ExpresionNiv2.etq + 2) ||</text:span></text:span></text:p>
      <text:p text:style-name="Standard"><text:span text:style-name="Fuente_20_de_20_párrafo_20_predeter."><text:span text:style-name="T4"><text:tab/> <text:s text:c="7"/>apila(0)</text:span></text:span></text:p>
      <text:p text:style-name="Standard"><text:span text:style-name="Fuente_20_de_20_párrafo_20_predeter."><text:span text:style-name="T4"><text:tab/> <text:s text:c="3"/>ExpresionNiv2.etqh <text:s text:c="6"/>= ExpresionNiv21.etq + 1</text:span></text:span></text:p>
      <text:p text:style-name="Standard"><text:soft-page-break/><text:span text:style-name="Fuente_20_de_20_párrafo_20_predeter."><text:span text:style-name="T4"><text:tab/> <text:s text:c="3"/>ExpresionNiv20.etq <text:s text:c="3"/>= ExpresionNiv2.etq + 2</text:span></text:span></text:p>
      <text:p text:style-name="Standard"><text:span text:style-name="Fuente_20_de_20_párrafo_20_predeter."><text:span text:style-name="T4"><text:tab/></text:span></text:span></text:p>
      <text:p text:style-name="Standard"><text:span text:style-name="Fuente_20_de_20_párrafo_20_predeter."><text:span text:style-name="T6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oft-page-break/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Mono1" svg:font-family="FreeMono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26T11:22:15</dc:date>
    <meta:editing-cycles>94</meta:editing-cycles>
    <meta:editing-duration>PT29H13M32S</meta:editing-duration>
    <meta:document-statistic meta:table-count="1" meta:image-count="0" meta:object-count="3" meta:page-count="17" meta:paragraph-count="891" meta:word-count="3781" meta:character-count="3142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